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officeooo:rsid="000423a2" officeooo:paragraph-rsid="000423a2"/>
    </style:style>
    <style:style style:name="P2" style:family="paragraph" style:parent-style-name="Standard">
      <style:text-properties style:font-name="Bitstream Charter" officeooo:rsid="0018d25d" officeooo:paragraph-rsid="0018d25d"/>
    </style:style>
    <style:style style:name="P3" style:family="paragraph" style:parent-style-name="Standard">
      <style:text-properties style:font-name="Bitstream Charter" style:text-underline-style="solid" style:text-underline-width="auto" style:text-underline-color="font-color" fo:font-weight="bold" officeooo:rsid="0018d25d" officeooo:paragraph-rsid="0018d25d" style:font-weight-asian="bold" style:font-weight-complex="bold"/>
    </style:style>
    <style:style style:name="P4" style:family="paragraph" style:parent-style-name="Standard">
      <style:text-properties style:font-name="Bitstream Charter" officeooo:rsid="0019460b" officeooo:paragraph-rsid="0019460b"/>
    </style:style>
    <style:style style:name="P5" style:family="paragraph" style:parent-style-name="Standard">
      <style:text-properties style:font-name="Bitstream Charter" officeooo:rsid="0019460b" officeooo:paragraph-rsid="001afb00"/>
    </style:style>
    <style:style style:name="P6" style:family="paragraph" style:parent-style-name="Standard">
      <style:text-properties style:font-name="Bitstream Charter" officeooo:rsid="001afb00" officeooo:paragraph-rsid="001afb00"/>
    </style:style>
    <style:style style:name="P7" style:family="paragraph" style:parent-style-name="Standard">
      <style:text-properties style:font-name="Bitstream Charter" officeooo:rsid="001afb00" officeooo:paragraph-rsid="001e65cd"/>
    </style:style>
    <style:style style:name="P8" style:family="paragraph" style:parent-style-name="Standard">
      <style:text-properties officeooo:rsid="00070428" officeooo:paragraph-rsid="001e8912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1afb00"/>
    </style:style>
    <style:style style:name="T1" style:family="text">
      <style:text-properties style:font-name="Bitstream Charter" fo:font-size="11pt" fo:font-weight="bold" officeooo:rsid="001e8912" style:font-size-asian="11pt" style:font-weight-asian="bold" style:font-size-complex="11pt" style:font-weight-complex="bold"/>
    </style:style>
    <style:style style:name="T2" style:family="text">
      <style:text-properties style:font-name="Bitstream Charter" fo:font-size="11pt" fo:font-weight="normal" officeooo:rsid="001e8912" style:font-size-asian="11pt" style:font-weight-asian="normal" style:font-size-complex="11pt" style:font-weight-complex="normal"/>
    </style:style>
    <style:style style:name="T3" style:family="text">
      <style:text-properties style:font-name="Bitstream Charter" fo:font-size="11pt" officeooo:rsid="001e8912" style:font-size-asian="11pt" style:font-size-complex="11pt"/>
    </style:style>
    <style:style style:name="T4" style:family="text">
      <style:text-properties style:font-name="Bitstream Charter" fo:font-size="11pt" style:text-underline-style="solid" style:text-underline-width="auto" style:text-underline-color="font-color" fo:font-weight="bold" officeooo:rsid="001e8912" style:font-size-asian="11pt" style:font-weight-asian="bold" style:font-size-complex="11pt" style:font-weight-complex="bold"/>
    </style:style>
    <style:style style:name="T5" style:family="text">
      <style:text-properties style:font-name="Bitstream Charter" officeooo:rsid="0019460b"/>
    </style:style>
    <style:style style:name="T6" style:family="text">
      <style:text-properties style:font-name="Bitstream Charter" officeooo:rsid="001afb00"/>
    </style:style>
    <style:style style:name="T7" style:family="text">
      <style:text-properties officeooo:rsid="0019460b"/>
    </style:style>
    <style:style style:name="T8" style:family="text">
      <style:text-properties officeooo:rsid="001afb00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e65c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TIONAL – remote desktop with VNC ad TightVNC</text:p>
      <text:p text:style-name="P1"/>
      <text:p text:style-name="P2">Click “Unity” command button and search for “desktop sharing”</text:p>
      <text:p text:style-name="P2"/>
      <text:p text:style-name="P3">Remote Computer:</text:p>
      <text:p text:style-name="P2"/>
      <text:p text:style-name="P2">enable remote desktop:</text:p>
      <text:p text:style-name="P2"><text:tab/></text:p>
      <text:p text:style-name="P2"><text:tab/>allow other users to view your desktop</text:p>
      <text:p text:style-name="P2"/>
      <text:p text:style-name="P2"><text:tab/>allow other user to control your desktop</text:p>
      <text:p text:style-name="P2"/>
      <text:p text:style-name="P2"><text:tab/>require the user to enter this password: &lt;your password here&gt;</text:p>
      <text:p text:style-name="P2"/>
      <text:p text:style-name="P2"><text:tab/>show notification area icon: always on</text:p>
      <text:p text:style-name="P2"/>
      <text:p text:style-name="P2">other selections can be enables as you prefer</text:p>
      <text:p text:style-name="P2"/>
      <text:p text:style-name="P2">Identify the Local IP address of you Ubuntu computer: with the command `ifconfig`</text:p>
      <text:p text:style-name="P2"/>
      <text:p text:style-name="P2">look for `inet addr:` under first connection, enp4s0</text:p>
      <text:p text:style-name="P2"/>
      <text:p text:style-name="P3">Local Computer:</text:p>
      <text:p text:style-name="P2"/>
      <text:p text:style-name="P2">download and install VNC Viewer from RealVNC: <text:a xlink:type="simple" xlink:href="https://www.realvnc.com/en/connect/download/viewer/" text:style-name="Internet_20_link" text:visited-style-name="Visited_20_Internet_20_Link">https://www.realvnc.com/en/connect/download/viewer/</text:a></text:p>
      <text:p text:style-name="P2"/>
      <text:p text:style-name="P2">install and open VNC viewer</text:p>
      <text:p text:style-name="P2"/>
      <text:p text:style-name="P2">under file <text:span text:style-name="T7">menu</text:span>, click “new connection”</text:p>
      <text:p text:style-name="P2"/>
      <text:p text:style-name="P4">enter the IP address, give it a name and then save. <text:s/>Try to connect.</text:p>
      <text:p text:style-name="P4"/>
      <text:p text:style-name="P4">If this does not work, try all the security configurations one-by-one.</text:p>
      <text:p text:style-name="P4"/>
      <text:p text:style-name="P4">If this still does not work, <text:span text:style-name="T8">go to the Remote Computer and </text:span>disable encryption with the command: sudo gsettings set org.gnome.Vino require-encryption false</text:p>
      <text:p text:style-name="P4"/>
      <text:p text:style-name="P6">reboot the remote computer and try again with the default security setting on VNC viewer.</text:p>
      <text:p text:style-name="P6"/>
      <text:p text:style-name="P7"><text:span text:style-name="T9">Enable rebooting</text:span> </text:p>
      <text:p text:style-name="P7"><text:span text:style-name="T10">To enable rebooting </text:span>from the remote computer it is easiest to enable automatic sign-in of your remote computer’s user <text:span text:style-name="T10">in the following way:</text:span></text:p>
      <text:p text:style-name="P5"/>
      <text:list xml:id="list4080630528995265245" text:style-name="L1">
        <text:list-item>
          <text:p text:style-name="P10"><text:span text:style-name="T5">Open the </text:span><text:span text:style-name="T6">System Settings </text:span><text:span text:style-name="T5">overview and start typing Users.</text:span></text:p>
        </text:list-item>
        <text:list-item>
          <text:p text:style-name="P10">Click Users to open the panel.</text:p>
        </text:list-item>
        <text:list-item>
          <text:p text:style-name="P9"><text:soft-page-break/>Select the user account that you want to log in to automatically at startup.</text:p>
        </text:list-item>
        <text:list-item>
          <text:p text:style-name="P9">Press Unlock and enter your password.</text:p>
        </text:list-item>
        <text:list-item>
          <text:p text:style-name="P9">Toggle the Automatic Login switch to ON.</text:p>
        </text:list-item>
      </text:list>
      <text:p text:style-name="P5"/>
      <text:p text:style-name="P8"><text:span text:style-name="Source_20_Text"><text:span text:style-name="T4">Make the computer’s IP address static</text:span></text:span></text:p>
      <text:p text:style-name="P8"><text:a xlink:type="simple" xlink:href="https://www.swiftstack.com/docs/install/configure_networking.html" text:style-name="Internet_20_link" text:visited-style-name="Visited_20_Internet_20_Link"><text:span text:style-name="Source_20_Text"><text:span text:style-name="T2">https://www.swiftstack.com/docs/install/configure_networking.html</text:span></text:span></text:a></text:p>
      <text:p text:style-name="P8"><text:span text:style-name="Source_20_Text"><text:span text:style-name="T2"/></text:span></text:p>
      <text:p text:style-name="P8"><text:span text:style-name="Source_20_Text"><text:span text:style-name="T2"/></text:span></text:p>
      <text:p text:style-name="P8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7:50:53.142835273</meta:creation-date>
    <dc:date>2018-07-27T09:55:04.970733020</dc:date>
    <meta:editing-duration>PT1H16M26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243" meta:character-count="1572" meta:non-whitespace-character-count="1354"/>
  </office:meta>
</office:document-meta>
</file>